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dafb" officeooo:paragraph-rsid="000edafb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text-properties style:font-name="Liberation Serif" officeooo:paragraph-rsid="000f4071"/>
    </style:style>
    <style:style style:name="P4" style:family="paragraph" style:parent-style-name="Standard">
      <style:text-properties officeooo:paragraph-rsid="001a5be9"/>
    </style:style>
    <style:style style:name="P5" style:family="paragraph" style:parent-style-name="Standard" style:master-page-name="Standard">
      <style:paragraph-properties style:page-number="auto"/>
      <style:text-properties officeooo:rsid="000edafb" officeooo:paragraph-rsid="000edafb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Liberation Serif"/>
    </style:style>
    <style:style style:name="T1" style:family="text">
      <style:text-properties officeooo:rsid="000f407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0daa9"/>
    </style:style>
    <style:style style:name="T4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Consolas" fo:font-size="12pt" fo:letter-spacing="normal" fo:font-style="normal" fo:font-weight="normal" officeooo:rsid="0016e15c"/>
    </style:style>
    <style:style style:name="T6" style:family="text">
      <style:text-properties fo:font-variant="normal" fo:text-transform="none" fo:color="#000000" style:font-name="Consolas" fo:font-size="12pt" fo:letter-spacing="normal" fo:font-style="normal" fo:font-weight="normal" officeooo:rsid="0017e19f"/>
    </style:style>
    <style:style style:name="T7" style:family="text">
      <style:text-properties fo:font-variant="normal" fo:text-transform="none" fo:color="#000000" style:font-name="Consolas" fo:font-size="12pt" fo:letter-spacing="normal" fo:font-style="normal" fo:font-weight="normal" officeooo:rsid="00194adc"/>
    </style:style>
    <style:style style:name="T8" style:family="text">
      <style:text-properties fo:font-variant="normal" fo:text-transform="none" fo:color="#000000" style:font-name="Consolas" fo:font-size="12pt" fo:letter-spacing="normal" fo:font-style="normal" fo:font-weight="normal" officeooo:rsid="001a5be9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font-variant="normal" fo:text-transform="none" fo:color="#000000" fo:font-size="12pt" fo:letter-spacing="normal" fo:font-style="normal" fo:font-weight="normal"/>
    </style:style>
    <style:style style:name="T11" style:family="text">
      <style:text-properties fo:font-variant="normal" fo:text-transform="none" fo:color="#000000" fo:font-size="12pt" fo:letter-spacing="normal" fo:font-style="normal" fo:font-weight="normal" officeooo:rsid="0014ee1b"/>
    </style:style>
    <style:style style:name="T12" style:family="text">
      <style:text-properties fo:font-variant="normal" fo:text-transform="none" fo:color="#000000" fo:font-size="12pt" fo:letter-spacing="normal" fo:font-style="normal" fo:font-weight="normal" officeooo:rsid="0016e15c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17e19f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194adc"/>
    </style:style>
    <style:style style:name="T15" style:family="text">
      <style:text-properties fo:font-variant="normal" fo:text-transform="none" fo:color="#000000" fo:font-size="12pt" fo:letter-spacing="normal" fo:font-style="normal" fo:font-weight="normal" officeooo:rsid="001a5be9"/>
    </style:style>
    <style:style style:name="T16" style:family="text">
      <style:text-properties fo:font-variant="normal" fo:text-transform="none" fo:color="#000000" fo:font-size="12pt" fo:letter-spacing="normal" fo:font-style="normal" fo:font-weight="normal" officeooo:rsid="001b66a2"/>
    </style:style>
    <style:style style:name="T17" style:family="text">
      <style:text-properties fo:font-variant="normal" fo:text-transform="none" fo:color="#5f6364" style:font-name="Consolas" fo:font-size="12pt" fo:letter-spacing="normal" fo:font-style="normal" fo:font-weight="normal"/>
    </style:style>
    <style:style style:name="T18" style:family="text">
      <style:text-properties fo:font-variant="normal" fo:text-transform="none" fo:color="#5f6364" fo:font-size="12pt" fo:letter-spacing="normal" fo:font-style="normal" fo:font-weight="normal"/>
    </style:style>
    <style:style style:name="T19" style:family="text">
      <style:text-properties fo:font-variant="normal" fo:text-transform="none" fo:color="#a67f59" style:font-name="Consolas" fo:font-size="12pt" fo:letter-spacing="normal" fo:font-style="normal" fo:font-weight="normal"/>
    </style:style>
    <style:style style:name="T20" style:family="text">
      <style:text-properties fo:font-variant="normal" fo:text-transform="none" fo:color="#a67f59" fo:font-size="12pt" fo:letter-spacing="normal" fo:font-style="normal" fo:font-weight="normal"/>
    </style:style>
    <style:style style:name="T21" style:family="text">
      <style:text-properties fo:font-variant="normal" fo:text-transform="none" fo:color="#c92c2c" style:font-name="Consolas" fo:font-size="12pt" fo:letter-spacing="normal" fo:font-style="normal" fo:font-weight="normal"/>
    </style:style>
    <style:style style:name="T22" style:family="text">
      <style:text-properties fo:font-variant="normal" fo:text-transform="none" fo:color="#c92c2c" fo:font-size="12pt" fo:letter-spacing="normal" fo:font-style="normal" fo:font-weight="normal"/>
    </style:style>
    <style:style style:name="T23" style:family="text">
      <style:text-properties fo:font-variant="normal" fo:text-transform="none" fo:color="#2f9c0a" style:font-name="Consolas" fo:font-size="12pt" fo:letter-spacing="normal" fo:font-style="normal" fo:font-weight="normal"/>
    </style:style>
    <style:style style:name="T24" style:family="text">
      <style:text-properties fo:font-variant="normal" fo:text-transform="none" fo:color="#2f9c0a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srtly I created a database: mydb, next created a collection : mycollection inside the database.</text:p>
      <text:p text:style-name="P1">Then I imported the .json file into mydb. </text:p>
      <text:p text:style-name="Standard"/>
      <text:p text:style-name="Standard">1. Write a MongoDB query to display all the documents in the collection restaurants.</text:p>
      <text:p text:style-name="Standard"/>
      <text:p text:style-name="P2">db.mycollection.find().pretty()</text:p>
      <text:p text:style-name="Standard"/>
      <text:p text:style-name="Standard">2. Display the fields restaurant_id, name, borough and cuisine for all the documents in the collection restaurant.</text:p>
      <text:p text:style-name="Standard"/>
      <text:p text:style-name="P2">db.mycollection.find({}, {restaurant_id:1, name:1 , borough:1, cuisine:1}).pretty()</text:p>
      <text:p text:style-name="Standard"/>
      <text:p text:style-name="Standard">3. Write a MongoDB query to display the fields restaurant_id, name, borough and cuisine, but exclude the field _id for all the documents in the collection restaurant.</text:p>
      <text:p text:style-name="Standard"/>
      <text:p text:style-name="P2">db.mycollection.find({}, {restaurant_id:1, name:1 , borough:1, cuisine:1, _id:0}).pretty()</text:p>
      <text:p text:style-name="Standard"/>
      <text:p text:style-name="Standard"/>
      <text:p text:style-name="Standard">4. Write a MongoDB query to display the fields restaurant_id, name, borough and zip code, but exclude the field _id for all the documents in the collection restaurant.</text:p>
      <text:p text:style-name="P3">db.mycollection.find({}, {restaurant_id:1, name:1 , borough:1, <text:span text:style-name="T1">address.zipcode</text:span>:1, _id:0}).pretty()</text:p>
      <text:p text:style-name="Standard"/>
      <text:p text:style-name="Standard">5. Write a MongoDB query to display all the restaurant which is in the borough Bronx.</text:p>
      <text:p text:style-name="P2">db.mycollection.find({borough:"Bronx"}).pretty()</text:p>
      <text:p text:style-name="Standard"/>
      <text:p text:style-name="Standard">6. Display the first 5 restaurant which is in the borough Brooklyn.</text:p>
      <text:p text:style-name="Standard"><text:s/><text:span text:style-name="T2">db.mycollection.find({borough:"Bro</text:span><text:span text:style-name="T3">oklyn</text:span><text:span text:style-name="T2">"}).</text:span><text:span text:style-name="T3">limit(5).pretty()</text:span></text:p>
      <text:p text:style-name="Standard"/>
      <text:p text:style-name="Standard">7. Display the next 5 restaurants after skipping first 5 which are in the borough Brooklyn.</text:p>
      <text:p text:style-name="P2">db.mycollection.find({borough:"Brooklyn"}).limit(5).skip(5).pretty()</text:p>
      <text:p text:style-name="Standard"/>
      <text:p text:style-name="Standard">8. Write a MongoDB query to find the restaurants who achieved a score more than 90.</text:p>
      <text:p text:style-name="P2">db.mycollection.find({grades : { $elemMatch:{"score":{$gt : 90}}}}).pretty()</text:p>
      <text:p text:style-name="Standard"/>
      <text:p text:style-name="Standard">9. Write a MongoDB query to find the restaurants that achieved a score, more than 80 but less than 100.</text:p>
      <text:p text:style-name="Standard"/>
      <text:p text:style-name="P2">db.mycollection.find({grades : { $elemMatch:{"score":{$gt : 80 , $lt :100}}}}).pretty()</text:p>
      <text:p text:style-name="Standard"><text:soft-page-break/>10. Write a MongoDB query to find the restaurants which locate in latitude value less than -95.754168.</text:p>
      <text:p text:style-name="Standard"/>
      <text:p text:style-name="P2">db.mycollection.find({"address.coord" : {$lt : -95.754168}}).pretty()</text:p>
      <text:p text:style-name="Standard"/>
      <text:p text:style-name="Standard"/>
      <text:p text:style-name="Standard">11. Write a MongoDB query to find the restaurants that do not prepare any cuisine of 'American' and their grade score more than 70 and latitude less than -65.754168.</text:p>
      <text:p text:style-name="Standard"/>
      <text:p text:style-name="P7"><text:span text:style-name="T10">db.</text:span><text:span text:style-name="T11">mycollection</text:span><text:span text:style-name="T10">.find(</text:span><text:span text:style-name="T18">{</text:span><text:span text:style-name="T10">$and</text:span><text:span text:style-name="T20">:</text:span><text:span text:style-name="T9"> </text:span><text:span text:style-name="T18">[</text:span><text:span text:style-name="T9"> </text:span><text:span text:style-name="T18">{</text:span><text:span text:style-name="T22">"cuisine"</text:span><text:span text:style-name="T9"> </text:span><text:span text:style-name="T20">:</text:span><text:span text:style-name="T9"> </text:span><text:span text:style-name="T18">{</text:span><text:span text:style-name="T10">$ne </text:span><text:span text:style-name="T20">:</text:span><text:span text:style-name="T24">"American "</text:span><text:span text:style-name="T18">}},</text:span><text:span text:style-name="T9"> </text:span><text:span text:style-name="T18">{</text:span><text:span text:style-name="T22">"grades.score"</text:span><text:span text:style-name="T9"> </text:span><text:span text:style-name="T20">:</text:span><text:span text:style-name="T9"> </text:span><text:span text:style-name="T18">{</text:span><text:span text:style-name="T10">$gt </text:span><text:span text:style-name="T20">:</text:span><text:span text:style-name="T9"> </text:span><text:span text:style-name="T22">70</text:span><text:span text:style-name="T18">}},</text:span><text:span text:style-name="T9"> </text:span><text:span text:style-name="T18">{</text:span><text:span text:style-name="T22">"address.coord"</text:span><text:span text:style-name="T9"> </text:span><text:span text:style-name="T20">:</text:span><text:span text:style-name="T9"> </text:span><text:span text:style-name="T18">{</text:span><text:span text:style-name="T10">$lt </text:span><text:span text:style-name="T20">:</text:span><text:span text:style-name="T9"> </text:span><text:span text:style-name="T22">-65.754168</text:span><text:span text:style-name="T18">}}</text:span><text:span text:style-name="T9"> </text:span><text:span text:style-name="T18">]</text:span><text:span text:style-name="T9"> </text:span><text:span text:style-name="T18">}</text:span><text:span text:style-name="T9"> </text:span><text:span text:style-name="T10">).</text:span><text:span text:style-name="T12">pretty()</text:span></text:p>
      <text:p text:style-name="Standard"/>
      <text:p text:style-name="Standard">12. Write a MongoDB query to find the restaurants which do not prepare any cuisine of 'American' and achieved a score more than 70 and located in the longitude less than -65.754168.</text:p>
      <text:p text:style-name="P7"><text:span text:style-name="T10"/></text:p>
      <text:p text:style-name="P7"><text:span text:style-name="T10">db.</text:span><text:span text:style-name="T12">mycollection</text:span><text:span text:style-name="T10">.find( </text:span><text:span text:style-name="T18">{</text:span><text:span text:style-name="T9"> </text:span><text:span text:style-name="T22">"cuisine"</text:span><text:span text:style-name="T9"> </text:span><text:span text:style-name="T20">:</text:span><text:span text:style-name="T9"> </text:span><text:span text:style-name="T18">{</text:span><text:span text:style-name="T10">$ne </text:span><text:span text:style-name="T20">:</text:span><text:span text:style-name="T9"> </text:span><text:span text:style-name="T24">"American "</text:span><text:span text:style-name="T18">},</text:span><text:span text:style-name="T9"> </text:span><text:span text:style-name="T22">"grades.score"</text:span><text:span text:style-name="T9"> </text:span><text:span text:style-name="T20">:</text:span><text:span text:style-name="T18">{</text:span><text:span text:style-name="T10">$gt</text:span><text:span text:style-name="T20">:</text:span><text:span text:style-name="T9"> </text:span><text:span text:style-name="T22">70</text:span><text:span text:style-name="T18">},</text:span><text:span text:style-name="T9"> </text:span><text:span text:style-name="T22">"address.coord"</text:span><text:span text:style-name="T9"> </text:span><text:span text:style-name="T20">:</text:span><text:span text:style-name="T9"> </text:span><text:span text:style-name="T18">{</text:span><text:span text:style-name="T10">$lt </text:span><text:span text:style-name="T20">:</text:span><text:span text:style-name="T9"> </text:span><text:span text:style-name="T22">-65.754168</text:span><text:span text:style-name="T18">}</text:span><text:span text:style-name="T9"> </text:span><text:span text:style-name="T18">}</text:span><text:span text:style-name="T9"> </text:span><text:span text:style-name="T10">).</text:span><text:span text:style-name="T12">pretty()</text:span></text:p>
      <text:p text:style-name="Standard"/>
      <text:p text:style-name="Standard">13. Write a MongoDB query to find the restaurants which do not prepare any cuisine of 'American ' and achieved a grade point 'A' not belongs to the borough Brooklyn. The document must be displayed according to the cuisine in descending order</text:p>
      <text:p text:style-name="Standard"/>
      <text:p text:style-name="P7"><text:span text:style-name="T10">db.</text:span><text:span text:style-name="T12">mycollection</text:span><text:span text:style-name="T10">.find( </text:span><text:span text:style-name="T18">{</text:span><text:span text:style-name="T9"> </text:span><text:span text:style-name="T22">"cuisine"</text:span><text:span text:style-name="T9"> </text:span><text:span text:style-name="T20">:</text:span><text:span text:style-name="T9"> </text:span><text:span text:style-name="T18">{</text:span><text:span text:style-name="T10">$ne </text:span><text:span text:style-name="T20">:</text:span><text:span text:style-name="T9"> </text:span><text:span text:style-name="T24">"American "</text:span><text:span text:style-name="T18">},</text:span><text:span text:style-name="T9"> </text:span><text:span text:style-name="T22">"grades.grade"</text:span><text:span text:style-name="T9"> </text:span><text:span text:style-name="T20">:</text:span><text:span text:style-name="T24">"A"</text:span><text:span text:style-name="T18">,</text:span><text:span text:style-name="T9"> </text:span><text:span text:style-name="T22">"borough"</text:span><text:span text:style-name="T20">:</text:span><text:span text:style-name="T9"> </text:span><text:span text:style-name="T18">{</text:span><text:span text:style-name="T10">$ne </text:span><text:span text:style-name="T20">:</text:span><text:span text:style-name="T9"> </text:span><text:span text:style-name="T24">"Brooklyn"</text:span><text:span text:style-name="T18">}</text:span><text:span text:style-name="T9"> </text:span><text:span text:style-name="T18">}</text:span><text:span text:style-name="T9"> </text:span><text:span text:style-name="T10">).sort(</text:span><text:span text:style-name="T18">{</text:span><text:span text:style-name="T22">"cuisine"</text:span><text:span text:style-name="T20">:</text:span><text:span text:style-name="T22">-1</text:span><text:span text:style-name="T18">}</text:span><text:span text:style-name="T10">).</text:span><text:span text:style-name="T12">pretty()</text:span></text:p>
      <text:p text:style-name="Standard"/>
      <text:p text:style-name="Standard">14. Write a MongoDB query to find the restaurant Id, name, borough and cuisine for those restaurants which contain 'Wil' as first three letters for its name.</text:p>
      <text:p text:style-name="Standard"/>
      <text:p text:style-name="P7"><text:span text:style-name="T10">db.</text:span><text:span text:style-name="T13">mycollection</text:span><text:span text:style-name="T10">.find( </text:span><text:span text:style-name="T18">{</text:span><text:span text:style-name="T10">name</text:span><text:span text:style-name="T20">:</text:span><text:span text:style-name="T9"> </text:span><text:span text:style-name="T10">/^Wil/</text:span><text:span text:style-name="T18">},</text:span><text:span text:style-name="T9"> </text:span><text:span text:style-name="T18">{</text:span><text:span text:style-name="T9"> </text:span><text:span text:style-name="T22">"restaurant_id"</text:span><text:span text:style-name="T9"> </text:span><text:span text:style-name="T20">:</text:span><text:span text:style-name="T9"> </text:span><text:span text:style-name="T22">1</text:span><text:span text:style-name="T18">,</text:span><text:span text:style-name="T9"> </text:span><text:span text:style-name="T22">"name"</text:span><text:span text:style-name="T20">:</text:span><text:span text:style-name="T22">1</text:span><text:span text:style-name="T18">,</text:span><text:span text:style-name="T22">"borough"</text:span><text:span text:style-name="T20">:</text:span><text:span text:style-name="T22">1</text:span><text:span text:style-name="T18">,</text:span><text:span text:style-name="T9"> </text:span><text:span text:style-name="T22">"cuisine"</text:span><text:span text:style-name="T9"> </text:span><text:span text:style-name="T20">:</text:span><text:span text:style-name="T22">1</text:span><text:span text:style-name="T9"> </text:span><text:span text:style-name="T18">}</text:span><text:span text:style-name="T9"> </text:span><text:span text:style-name="T10">).</text:span><text:span text:style-name="T13">pretty()</text:span></text:p>
      <text:p text:style-name="Standard"/>
      <text:p text:style-name="Standard">15. Write a MongoDB query to find the restaurant Id, name, borough and cuisine for those restaurants which contain 'ces' as last three letters for its name.</text:p>
      <text:p text:style-name="Standard"/>
      <text:p text:style-name="P7"><text:span text:style-name="T10">db.</text:span><text:span text:style-name="T14">mycollection</text:span><text:span text:style-name="T10">.find( </text:span><text:span text:style-name="T18">{</text:span><text:span text:style-name="T10">name</text:span><text:span text:style-name="T20">:</text:span><text:span text:style-name="T9"> </text:span><text:span text:style-name="T10">/ces$/</text:span><text:span text:style-name="T18">},</text:span><text:span text:style-name="T9"> </text:span><text:span text:style-name="T18">{</text:span><text:span text:style-name="T9"> </text:span><text:span text:style-name="T22">"restaurant_id"</text:span><text:span text:style-name="T9"> </text:span><text:span text:style-name="T20">:</text:span><text:span text:style-name="T9"> </text:span><text:span text:style-name="T22">1</text:span><text:span text:style-name="T18">,</text:span><text:span text:style-name="T9"> </text:span><text:span text:style-name="T22">"name"</text:span><text:span text:style-name="T20">:</text:span><text:span text:style-name="T22">1</text:span><text:span text:style-name="T18">,</text:span><text:span text:style-name="T22">"borough"</text:span><text:span text:style-name="T20">:</text:span><text:span text:style-name="T22">1</text:span><text:span text:style-name="T18">,</text:span><text:span text:style-name="T9"> </text:span><text:span text:style-name="T22">"cuisine"</text:span><text:span text:style-name="T9"> </text:span><text:span text:style-name="T20">:</text:span><text:span text:style-name="T22">1</text:span><text:span text:style-name="T9"> </text:span><text:span text:style-name="T18">}</text:span><text:span text:style-name="T9"> </text:span><text:span text:style-name="T10">).</text:span><text:span text:style-name="T14">pretty()</text:span></text:p>
      <text:p text:style-name="P6"><text:span text:style-name="T4"/></text:p>
      <text:p text:style-name="Standard">16. Write a MongoDB query to find the restaurant Id, name, borough and cuisine for those restaurants which contain 'Reg' as three letters somewhere in its name</text:p>
      <text:p text:style-name="Standard"/>
      <text:p text:style-name="P7"><text:soft-page-break/><text:span text:style-name="T10">db.</text:span><text:span text:style-name="T15">mycollection</text:span><text:span text:style-name="T10">.find( </text:span><text:span text:style-name="T18">{</text:span><text:span text:style-name="T22">"name"</text:span><text:span text:style-name="T20">:</text:span><text:span text:style-name="T9"> </text:span><text:span text:style-name="T10">/.*Reg.*/</text:span><text:span text:style-name="T18">},</text:span><text:span text:style-name="T9"> </text:span><text:span text:style-name="T18">{</text:span><text:span text:style-name="T9"> </text:span><text:span text:style-name="T22">"restaurant_id"</text:span><text:span text:style-name="T9"> </text:span><text:span text:style-name="T20">:</text:span><text:span text:style-name="T9"> </text:span><text:span text:style-name="T22">1</text:span><text:span text:style-name="T18">,</text:span><text:span text:style-name="T9"> </text:span><text:span text:style-name="T22">"name"</text:span><text:span text:style-name="T20">:</text:span><text:span text:style-name="T22">1</text:span><text:span text:style-name="T18">,</text:span><text:span text:style-name="T22">"borough"</text:span><text:span text:style-name="T20">:</text:span><text:span text:style-name="T22">1</text:span><text:span text:style-name="T18">,</text:span><text:span text:style-name="T9"> </text:span><text:span text:style-name="T22">"cuisine"</text:span><text:span text:style-name="T9"> </text:span><text:span text:style-name="T20">:</text:span><text:span text:style-name="T22">1</text:span><text:span text:style-name="T9"> </text:span><text:span text:style-name="T18">}</text:span><text:span text:style-name="T9"> </text:span><text:span text:style-name="T10">).</text:span><text:span text:style-name="T15">pretty()</text:span></text:p>
      <text:p text:style-name="Standard"/>
      <text:p text:style-name="Standard">17. Write a MongoDB query to find the restaurants which belong to the borough Bronx and prepared either American or Chinese dish</text:p>
      <text:p text:style-name="Standard"/>
      <text:p text:style-name="P7"><text:span text:style-name="T10">db.</text:span><text:span text:style-name="T15">mycollection</text:span><text:span text:style-name="T10">.find( </text:span><text:span text:style-name="T18">{</text:span><text:span text:style-name="T9"> </text:span><text:span text:style-name="T22">"borough"</text:span><text:span text:style-name="T20">:</text:span><text:span text:style-name="T9"> </text:span><text:span text:style-name="T24">"Bronx"</text:span><text:span text:style-name="T9"> </text:span><text:span text:style-name="T18">,</text:span><text:span text:style-name="T9"> </text:span><text:span text:style-name="T10">$or </text:span><text:span text:style-name="T20">:</text:span><text:span text:style-name="T9"> </text:span><text:span text:style-name="T18">[</text:span><text:span text:style-name="T9"> </text:span><text:span text:style-name="T18">{</text:span><text:span text:style-name="T9"> </text:span><text:span text:style-name="T22">"cuisine"</text:span><text:span text:style-name="T9"> </text:span><text:span text:style-name="T20">:</text:span><text:span text:style-name="T9"> </text:span><text:span text:style-name="T24">"American "</text:span><text:span text:style-name="T9"> </text:span><text:span text:style-name="T18">},</text:span><text:span text:style-name="T9"> </text:span><text:span text:style-name="T18">{</text:span><text:span text:style-name="T9"> </text:span><text:span text:style-name="T22">"cuisine"</text:span><text:span text:style-name="T9"> </text:span><text:span text:style-name="T20">:</text:span><text:span text:style-name="T9"> </text:span><text:span text:style-name="T24">"Chinese"</text:span><text:span text:style-name="T9"> </text:span><text:span text:style-name="T18">}</text:span><text:span text:style-name="T9"> </text:span><text:span text:style-name="T18">]</text:span><text:span text:style-name="T9"> </text:span><text:span text:style-name="T18">}</text:span><text:span text:style-name="T9"> </text:span><text:span text:style-name="T10">).</text:span><text:span text:style-name="T15">pretty()</text:span></text:p>
      <text:p text:style-name="Standard"/>
      <text:p text:style-name="P4">18. Write a MongoDB query to find the restaurant Id, name, borough and cuisine for those restaurants which belong to the borough Staten Island or</text:p>
      <text:p text:style-name="P4"><text:s/>Queens or Bronxor Brooklyn</text:p>
      <text:p text:style-name="P6"><text:span text:style-name="T4"/></text:p>
      <text:p text:style-name="P7"><text:span text:style-name="T10">db.</text:span><text:span text:style-name="T15">mycollection</text:span><text:span text:style-name="T10">.find( </text:span><text:span text:style-name="T18">{</text:span><text:span text:style-name="T22">"borough"</text:span><text:span text:style-name="T9"> </text:span><text:span text:style-name="T20">:</text:span><text:span text:style-name="T18">{</text:span><text:span text:style-name="T10">$in </text:span><text:span text:style-name="T20">:</text:span><text:span text:style-name="T18">[</text:span><text:span text:style-name="T24">"Staten Island"</text:span><text:span text:style-name="T18">,</text:span><text:span text:style-name="T24">"Queens"</text:span><text:span text:style-name="T18">,</text:span><text:span text:style-name="T24">"Bronx"</text:span><text:span text:style-name="T18">,</text:span><text:span text:style-name="T24">"Brooklyn"</text:span><text:span text:style-name="T18">]}},</text:span><text:span text:style-name="T9"> </text:span><text:span text:style-name="T18">{</text:span><text:span text:style-name="T9"> </text:span><text:span text:style-name="T22">"restaurant_id"</text:span><text:span text:style-name="T9"> </text:span><text:span text:style-name="T20">:</text:span><text:span text:style-name="T9"> </text:span><text:span text:style-name="T22">1</text:span><text:span text:style-name="T18">,</text:span><text:span text:style-name="T9"> </text:span><text:span text:style-name="T22">"name"</text:span><text:span text:style-name="T20">:</text:span><text:span text:style-name="T22">1</text:span><text:span text:style-name="T18">,</text:span><text:span text:style-name="T22">"borough"</text:span><text:span text:style-name="T20">:</text:span><text:span text:style-name="T22">1</text:span><text:span text:style-name="T18">,</text:span><text:span text:style-name="T9"> </text:span><text:span text:style-name="T22">"cuisine"</text:span><text:span text:style-name="T9"> </text:span><text:span text:style-name="T20">:</text:span><text:span text:style-name="T22">1</text:span><text:span text:style-name="T9"> </text:span><text:span text:style-name="T18">}</text:span><text:span text:style-name="T9"> </text:span><text:span text:style-name="T10">).</text:span><text:span text:style-name="T15">pretty()</text:span></text:p>
      <text:p text:style-name="Standard"/>
      <text:p text:style-name="Standard">19. Write a MongoDB query to find the restaurant Id, name, borough and cuisine for those restaurants which are not belonging to the borough Staten Island or Queens or Bronxor Brooklyn</text:p>
      <text:p text:style-name="P7"><text:span text:style-name="T10"/></text:p>
      <text:p text:style-name="P7"><text:span text:style-name="T10">db.</text:span><text:span text:style-name="T16">mycollection</text:span><text:span text:style-name="T10">.find( </text:span><text:span text:style-name="T18">{</text:span><text:span text:style-name="T22">"borough"</text:span><text:span text:style-name="T9"> </text:span><text:span text:style-name="T20">:</text:span><text:span text:style-name="T18">{</text:span><text:span text:style-name="T10">$nin </text:span><text:span text:style-name="T20">:</text:span><text:span text:style-name="T18">[</text:span><text:span text:style-name="T24">"Staten Island"</text:span><text:span text:style-name="T18">,</text:span><text:span text:style-name="T24">"Queens"</text:span><text:span text:style-name="T18">,</text:span><text:span text:style-name="T24">"Bronx"</text:span><text:span text:style-name="T18">,</text:span><text:span text:style-name="T24">"Brooklyn"</text:span><text:span text:style-name="T18">]}},</text:span><text:span text:style-name="T9"> </text:span><text:span text:style-name="T18">{</text:span><text:span text:style-name="T9"> </text:span><text:span text:style-name="T22">"restaurant_id"</text:span><text:span text:style-name="T9"> </text:span><text:span text:style-name="T20">:</text:span><text:span text:style-name="T9"> </text:span><text:span text:style-name="T22">1</text:span><text:span text:style-name="T18">,</text:span><text:span text:style-name="T9"> </text:span><text:span text:style-name="T22">"name"</text:span><text:span text:style-name="T20">:</text:span><text:span text:style-name="T22">1</text:span><text:span text:style-name="T18">,</text:span><text:span text:style-name="T22">"borough"</text:span><text:span text:style-name="T20">:</text:span><text:span text:style-name="T22">1</text:span><text:span text:style-name="T18">,</text:span><text:span text:style-name="T9"> </text:span><text:span text:style-name="T22">"cuisine"</text:span><text:span text:style-name="T9"> </text:span><text:span text:style-name="T20">:</text:span><text:span text:style-name="T22">1</text:span><text:span text:style-name="T9"> </text:span><text:span text:style-name="T18">}</text:span><text:span text:style-name="T9"> </text:span><text:span text:style-name="T10">).</text:span><text:span text:style-name="T16">pretty()</text:span></text:p>
      <text:p text:style-name="Standard"/>
      <text:p text:style-name="Standard"/>
      <text:p text:style-name="Standard">20. Write a MongoDB query to find the restaurant Id, name, borough and cuisine for those restaurants which achieved a score which is not more than 10</text:p>
      <text:p text:style-name="Standard"/>
      <text:p text:style-name="P2">db.mycollection.find( {"grades.score" : <text:s/>{ $not: <text:s/>{$gt : 10} } }, { "restaurant_id" : 1, "name":1,"borough":1, "cuisine" :1 } ).pretty(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ib Amin</meta:initial-creator>
    <meta:editing-cycles>2</meta:editing-cycles>
    <meta:creation-date>2020-12-03T09:55:00</meta:creation-date>
    <dc:date>2020-12-03T13:34:47.568797280</dc:date>
    <meta:editing-duration>PT27M6S</meta:editing-duration>
    <meta:generator>LibreOffice/6.0.7.3$Linux_X86_64 LibreOffice_project/00m0$Build-3</meta:generator>
    <meta:document-statistic meta:table-count="0" meta:image-count="0" meta:object-count="0" meta:page-count="3" meta:paragraph-count="43" meta:word-count="702" meta:character-count="4931" meta:non-whitespace-character-count="42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